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level 1</text:h>
      <text:p text:style-name="Standard">Para following heading level one, with style default.</text:p>
      <text:p text:style-name="Standard"/>
      <text:h text:style-name="Heading_20_2" text:outline-level="2">Heading level 2</text:h>
      <text:p text:style-name="Text_20_body">Para following heading level two, with style text bod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5-20T16:52:11</meta:creation-date>
    <dc:creator>Markus Gylling</dc:creator>
    <dc:date>2007-05-20T16:53:38</dc:date>
    <dc:language>en-US</dc:language>
    <meta:editing-cycles>2</meta:editing-cycles>
    <meta:editing-duration>PT1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23" meta:character-count="138"/>
  </office:meta>
</office:document-meta>
</file>